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A2]*[.A2]*[.B2]*[.C2]*[.D2]" office:value-type="float" office:value="16777216" calcext:value-type="float">
            <text:p>16777216</text:p>
          </table:table-cell>
          <table:table-cell table:formula="of:=[.E2]/1024" office:value-type="float" office:value="16384" calcext:value-type="float">
            <text:p>16384</text:p>
          </table:table-cell>
          <table:table-cell table:formula="of:=[.F2]/1024" office:value-type="float" office:value="16" calcext:value-type="float">
            <text:p>16</text:p>
          </table:table-cell>
          <table:table-cell table:formula="of:=[.G2]/1024" office:value-type="float" office:value="0.015625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A3]*[.A3]*[.B3]*[.C3]*[.D3]" office:value-type="float" office:value="67108864" calcext:value-type="float">
            <text:p>67108864</text:p>
          </table:table-cell>
          <table:table-cell table:formula="of:=[.E3]/1024" office:value-type="float" office:value="65536" calcext:value-type="float">
            <text:p>65536</text:p>
          </table:table-cell>
          <table:table-cell table:formula="of:=[.F3]/1024" office:value-type="float" office:value="64" calcext:value-type="float">
            <text:p>64</text:p>
          </table:table-cell>
          <table:table-cell table:formula="of:=[.G3]/1024" office:value-type="float" office:value="0.0625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A4]*[.A4]*[.B4]*[.C4]*[.D4]" office:value-type="float" office:value="268435456" calcext:value-type="float">
            <text:p>268435456</text:p>
          </table:table-cell>
          <table:table-cell table:formula="of:=[.E4]/1024" office:value-type="float" office:value="262144" calcext:value-type="float">
            <text:p>262144</text:p>
          </table:table-cell>
          <table:table-cell table:formula="of:=[.F4]/1024" office:value-type="float" office:value="256" calcext:value-type="float">
            <text:p>256</text:p>
          </table:table-cell>
          <table:table-cell table:formula="of:=[.G4]/1024" office:value-type="float" office:value="0.25" calcext:value-type="float">
            <text:p>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A5]*[.A5]*[.B5]*[.C5]*[.D5]" office:value-type="float" office:value="1073741824" calcext:value-type="float">
            <text:p>1073741824</text:p>
          </table:table-cell>
          <table:table-cell table:formula="of:=[.E5]/1024" office:value-type="float" office:value="1048576" calcext:value-type="float">
            <text:p>1048576</text:p>
          </table:table-cell>
          <table:table-cell table:formula="of:=[.F5]/1024" office:value-type="float" office:value="1024" calcext:value-type="float">
            <text:p>1024</text:p>
          </table:table-cell>
          <table:table-cell table:formula="of:=[.G5]/1024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7]*[.A7]*[.B7]*[.C7]*[.D7]" office:value-type="float" office:value="104857600" calcext:value-type="float">
            <text:p>104857600</text:p>
          </table:table-cell>
          <table:table-cell table:formula="of:=[.E7]/1024" office:value-type="float" office:value="102400" calcext:value-type="float">
            <text:p>102400</text:p>
          </table:table-cell>
          <table:table-cell table:formula="of:=[.F7]/1024" office:value-type="float" office:value="100" calcext:value-type="float">
            <text:p>100</text:p>
          </table:table-cell>
          <table:table-cell table:formula="of:=[.G7]/1024" office:value-type="float" office:value="0.09765625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8]*[.A8]*[.B8]*[.C8]*[.D8]" office:value-type="float" office:value="419430400" calcext:value-type="float">
            <text:p>419430400</text:p>
          </table:table-cell>
          <table:table-cell table:formula="of:=[.E8]/1024" office:value-type="float" office:value="409600" calcext:value-type="float">
            <text:p>409600</text:p>
          </table:table-cell>
          <table:table-cell table:formula="of:=[.F8]/1024" office:value-type="float" office:value="400" calcext:value-type="float">
            <text:p>400</text:p>
          </table:table-cell>
          <table:table-cell table:formula="of:=[.G8]/1024" office:value-type="float" office:value="0.390625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9]*[.A9]*[.B9]*[.C9]*[.D9]" office:value-type="float" office:value="1677721600" calcext:value-type="float">
            <text:p>1677721600</text:p>
          </table:table-cell>
          <table:table-cell table:formula="of:=[.E9]/1024" office:value-type="float" office:value="1638400" calcext:value-type="float">
            <text:p>1638400</text:p>
          </table:table-cell>
          <table:table-cell table:formula="of:=[.F9]/1024" office:value-type="float" office:value="1600" calcext:value-type="float">
            <text:p>1600</text:p>
          </table:table-cell>
          <table:table-cell table:formula="of:=[.G9]/1024" office:value-type="float" office:value="1.5625" calcext:value-type="float">
            <text:p>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10]*[.A10]*[.B10]*[.C10]*[.D10]" office:value-type="float" office:value="6710886400" calcext:value-type="float">
            <text:p>6710886400</text:p>
          </table:table-cell>
          <table:table-cell table:formula="of:=[.E10]/1024" office:value-type="float" office:value="6553600" calcext:value-type="float">
            <text:p>6553600</text:p>
          </table:table-cell>
          <table:table-cell table:formula="of:=[.F10]/1024" office:value-type="float" office:value="6400" calcext:value-type="float">
            <text:p>6400</text:p>
          </table:table-cell>
          <table:table-cell table:formula="of:=[.G10]/1024" office:value-type="float" office:value="6.25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A12]*[.A12]*[.B12]*[.C12]*[.D12]" office:value-type="float" office:value="419430400" calcext:value-type="float">
            <text:p>419430400</text:p>
          </table:table-cell>
          <table:table-cell table:formula="of:=[.E12]/1024" office:value-type="float" office:value="409600" calcext:value-type="float">
            <text:p>409600</text:p>
          </table:table-cell>
          <table:table-cell table:formula="of:=[.F12]/1024" office:value-type="float" office:value="400" calcext:value-type="float">
            <text:p>400</text:p>
          </table:table-cell>
          <table:table-cell table:formula="of:=[.G12]/1024" office:value-type="float" office:value="0.390625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A13]*[.A13]*[.B13]*[.C13]*[.D13]" office:value-type="float" office:value="1677721600" calcext:value-type="float">
            <text:p>1677721600</text:p>
          </table:table-cell>
          <table:table-cell table:formula="of:=[.E13]/1024" office:value-type="float" office:value="1638400" calcext:value-type="float">
            <text:p>1638400</text:p>
          </table:table-cell>
          <table:table-cell table:formula="of:=[.F13]/1024" office:value-type="float" office:value="1600" calcext:value-type="float">
            <text:p>1600</text:p>
          </table:table-cell>
          <table:table-cell table:formula="of:=[.G13]/1024" office:value-type="float" office:value="1.5625" calcext:value-type="float">
            <text:p>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A14]*[.A14]*[.B14]*[.C14]*[.D14]" office:value-type="float" office:value="6710886400" calcext:value-type="float">
            <text:p>6710886400</text:p>
          </table:table-cell>
          <table:table-cell table:formula="of:=[.E14]/1024" office:value-type="float" office:value="6553600" calcext:value-type="float">
            <text:p>6553600</text:p>
          </table:table-cell>
          <table:table-cell table:formula="of:=[.F14]/1024" office:value-type="float" office:value="6400" calcext:value-type="float">
            <text:p>6400</text:p>
          </table:table-cell>
          <table:table-cell table:formula="of:=[.G14]/1024" office:value-type="float" office:value="6.25" calcext:value-type="float">
            <text:p>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A15]*[.A15]*[.B15]*[.C15]*[.D15]" office:value-type="float" office:value="26843545600" calcext:value-type="float">
            <text:p>26843545600</text:p>
          </table:table-cell>
          <table:table-cell table:formula="of:=[.E15]/1024" office:value-type="float" office:value="26214400" calcext:value-type="float">
            <text:p>26214400</text:p>
          </table:table-cell>
          <table:table-cell table:formula="of:=[.F15]/1024" office:value-type="float" office:value="25600" calcext:value-type="float">
            <text:p>25600</text:p>
          </table:table-cell>
          <table:table-cell table:formula="of:=[.G15]/1024" office:value-type="float" office:value="25" calcext:value-type="float">
            <text:p>25</text:p>
          </table:table-cell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3:38:46.562516672</meta:creation-date>
    <dc:date>2022-07-02T15:27:28.395086868</dc:date>
    <meta:editing-duration>P8DT1H38M31S</meta:editing-duration>
    <meta:editing-cycles>1</meta:editing-cycles>
    <meta:document-statistic meta:table-count="1" meta:cell-count="104" meta:object-count="0"/>
    <meta:generator>LibreOffice/6.4.7.2$Linux_X86_64 LibreOffice_project/40$Build-2</meta:generator>
  </office:meta>
</office:document-meta>
</file>